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9F000002190F5A9A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43cm" fo:margin-left="-0.199cm" fo:margin-top="0cm" fo:margin-bottom="0cm" table:align="left" style:writing-mode="lr-tb"/>
    </style:style>
    <style:style style:name="Tabelle1.A" style:family="table-column">
      <style:table-column-properties style:column-width="4.69cm"/>
    </style:style>
    <style:style style:name="Tabelle1.B" style:family="table-column">
      <style:table-column-properties style:column-width="7.5cm"/>
    </style:style>
    <style:style style:name="Tabelle1.C" style:family="table-column">
      <style:table-column-properties style:column-width="4.253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379cm" fo:margin-left="-0.199cm" fo:margin-top="0cm" fo:margin-bottom="0cm" table:align="left" style:writing-mode="lr-tb"/>
    </style:style>
    <style:style style:name="Tabelle2.A" style:family="table-column">
      <style:table-column-properties style:column-width="5.84cm"/>
    </style:style>
    <style:style style:name="Tabelle2.B" style:family="table-column">
      <style:table-column-properties style:column-width="6.003cm"/>
    </style:style>
    <style:style style:name="Tabelle2.C" style:family="table-column">
      <style:table-column-properties style:column-width="4.5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3" style:family="table">
      <style:table-properties style:width="16.443cm" fo:margin-left="-0.199cm" fo:margin-top="0cm" fo:margin-bottom="0cm" table:align="left" style:writing-mode="lr-tb"/>
    </style:style>
    <style:style style:name="Tabelle3.A" style:family="table-column">
      <style:table-column-properties style:column-width="7.689cm"/>
    </style:style>
    <style:style style:name="Tabelle3.B" style:family="table-column">
      <style:table-column-properties style:column-width="8.754cm"/>
    </style:style>
    <style:style style:name="Tabelle3.1" style:family="table-row">
      <style:table-row-properties style:min-row-height="0.801cm" fo:keep-together="auto"/>
    </style:style>
    <style:style style:name="Tabelle3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e83d" officeooo:paragraph-rsid="0004e83d" style:font-size-asian="9pt" style:font-size-complex="9pt"/>
    </style:style>
    <style:style style:name="P9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10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094b9a"/>
    </style:style>
    <style:style style:name="P11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94b9a" style:font-size-asian="11pt" style:font-size-complex="11pt"/>
    </style:style>
    <style:style style:name="P1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26b08" style:font-size-asian="9pt" style:font-size-complex="9pt"/>
    </style:style>
    <style:style style:name="P16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7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8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e253" officeooo:paragraph-rsid="0009e253" style:font-size-asian="9pt" style:font-size-complex="9pt"/>
    </style:style>
    <style:style style:name="P19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Header">
      <style:paragraph-properties fo:margin-top="0.423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fo:font-size="11pt" officeooo:rsid="00026b08" style:font-size-asian="11pt" style:font-size-complex="11pt"/>
    </style:style>
    <style:style style:name="T5" style:family="text">
      <style:text-properties fo:font-size="11pt" officeooo:rsid="00094b9a" style:font-size-asian="11pt" style:font-size-complex="11pt"/>
    </style:style>
    <style:style style:name="T6" style:family="text">
      <style:text-properties officeooo:rsid="00026b08"/>
    </style:style>
    <style:style style:name="T7" style:family="text">
      <style:text-properties style:font-name="Arial" fo:font-size="9pt" officeooo:rsid="0004e83d" style:font-size-asian="9pt" style:language-asian="de" style:country-asian="DE" style:font-name-complex="Arial1" style:font-size-complex="9pt"/>
    </style:style>
    <style:style style:name="T8" style:family="text">
      <style:text-properties officeooo:rsid="000708ad"/>
    </style:style>
    <style:style style:name="T9" style:family="text">
      <style:text-properties officeooo:rsid="00094b9a"/>
    </style:style>
    <style:style style:name="T10" style:family="text">
      <style:text-properties officeooo:rsid="000a9c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tudienblatt</text:p>
      <text:p text:style-name="P20">Bestätigung des Studierendenstatus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7">Name</text:p>
            <text:p text:style-name="P12">##<text:span text:style-name="T9">Manfred </text:span>Kindl</text:p>
          </table:table-cell>
          <table:covered-table-cell/>
          <table:table-cell table:style-name="Tabelle1.A1" office:value-type="string">
            <text:p text:style-name="P16">Matrikelnummer</text:p>
            <text:p text:style-name="P12">##123456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8">Adresse</text:p>
            <text:p text:style-name="P12">##Michtnergasse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4">Geburtsdatum</text:p>
            <text:p text:style-name="P12">##14.09.1981</text:p>
          </table:table-cell>
          <table:table-cell table:style-name="Tabelle1.A1" office:value-type="string">
            <text:p text:style-name="P14">Geburtsort</text:p>
            <text:p text:style-name="P12">##Wien</text:p>
          </table:table-cell>
          <table:table-cell table:style-name="Tabelle1.A1" office:value-type="string">
            <text:p text:style-name="P15">Geschlecht</text:p>
            <text:p text:style-name="P12">##Männlich</text:p>
          </table:table-cell>
        </table:table-row>
      </table:table>
      <text:p text:style-name="P11"/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4">Institution</text:p>
            <text:p text:style-name="P10"><text:span text:style-name="T4">##</text:span><text:span text:style-name="T5">Sigmund Freud PrivatUniversität Wien</text:span>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4">Studien<text:span text:style-name="T8">richtung und Studiengang</text:span></text:p>
            <text:p text:style-name="P13">##<text:span text:style-name="T9">Bakkalaureat Psychotherapiewissenschaft</text:span></text:p>
          </table:table-cell>
          <table:covered-table-cell/>
          <table:table-cell table:style-name="Tabelle2.A1" office:value-type="string">
            <text:p text:style-name="P14"><text:span text:style-name="T10">Studienk</text:span>ennzahl</text:p>
            <text:p text:style-name="P12">##254</text:p>
          </table:table-cell>
        </table:table-row>
        <table:table-row table:style-name="Tabelle2.1">
          <table:table-cell table:style-name="Tabelle2.A1" office:value-type="string">
            <text:p text:style-name="P14">ECTS</text:p>
            <text:p text:style-name="P12">##180</text:p>
          </table:table-cell>
          <table:table-cell table:style-name="Tabelle2.A1" office:value-type="string">
            <text:p text:style-name="P14">ECTS je Semester</text:p>
            <text:p text:style-name="P12">##30</text:p>
          </table:table-cell>
          <table:table-cell table:style-name="Tabelle2.A1" office:value-type="string">
            <text:p text:style-name="P14">Regelstudiendauer</text:p>
            <text:p text:style-name="P12">##6 Semester</text:p>
          </table:table-cell>
        </table:table-row>
      </table:table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7">Studienantritt</text:p>
          </table:table-cell>
          <table:table-cell table:style-name="Tabelle3.A1" office:value-type="string">
            <text:p text:style-name="P4"><text:span text:style-name="T6">##</text:span><text:bookmark text:name="_GoBack"/><text:span text:style-name="T6">01.09.2014</text:span></text:p>
          </table:table-cell>
        </table:table-row>
        <table:table-row table:style-name="Tabelle3.1">
          <table:table-cell table:style-name="Tabelle3.A1" office:value-type="string">
            <text:p text:style-name="P7">Erstes Studiensemester</text:p>
          </table:table-cell>
          <table:table-cell table:style-name="Tabelle3.A1" office:value-type="string">
            <text:p text:style-name="P4"><text:span text:style-name="T6">##</text:span>WS 2013</text:p>
          </table:table-cell>
        </table:table-row>
        <table:table-row table:style-name="Tabelle3.1">
          <table:table-cell table:style-name="Tabelle3.A1" office:value-type="string">
            <text:p text:style-name="P7">Aktuelles Studiensemester</text:p>
          </table:table-cell>
          <table:table-cell table:style-name="Tabelle3.A1" office:value-type="string">
            <text:p text:style-name="P4"><text:span text:style-name="T6">##</text:span>SS 2014</text:p>
          </table:table-cell>
        </table:table-row>
        <table:table-row table:style-name="Tabelle3.1">
          <table:table-cell table:style-name="Tabelle3.A1" office:value-type="string">
            <text:p text:style-name="P7">Aktuelles Ausbildungssemester</text:p>
          </table:table-cell>
          <table:table-cell table:style-name="Tabelle3.A1" office:value-type="string">
            <text:p text:style-name="P4"><text:span text:style-name="T6">##</text:span>3</text:p>
          </table:table-cell>
        </table:table-row>
        <table:table-row table:style-name="Tabelle3.1">
          <table:table-cell table:style-name="Tabelle3.A1" office:value-type="string">
            <text:p text:style-name="P7">Aktueller Studierendenstatus</text:p>
          </table:table-cell>
          <table:table-cell table:style-name="Tabelle3.A1" office:value-type="string">
            <text:p text:style-name="P4"><text:span text:style-name="T6">##</text:span>Aktive/r StudentIn</text:p>
          </table:table-cell>
        </table:table-row>
        <table:table-row table:style-name="Tabelle3.1">
          <table:table-cell table:style-name="Tabelle3.A1" office:value-type="string">
            <text:p text:style-name="P7">Voraussichtlich letztes Studiensemester</text:p>
          </table:table-cell>
          <table:table-cell table:style-name="Tabelle3.A1" office:value-type="string">
            <text:p text:style-name="P4"><text:span text:style-name="T6">##</text:span>SS2016</text:p>
          </table:table-cell>
        </table:table-row>
        <table:table-row table:style-name="Tabelle3.1">
          <table:table-cell table:style-name="Tabelle3.A1" office:value-type="string">
            <text:p text:style-name="P7">Voraussichtliches Abschlussdatum</text:p>
          </table:table-cell>
          <table:table-cell table:style-name="Tabelle3.A1" office:value-type="string">
            <text:p text:style-name="P5">##20.06.2018</text:p>
          </table:table-cell>
        </table:table-row>
      </table:table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7"/>
            <text:p text:style-name="P7"/>
            <text:p text:style-name="P6"><text:span text:style-name="T2">Datum: </text:span><text:span text:style-name="T3">##heute</text:span></text:p>
          </table:table-cell>
          <table:table-cell table:style-name="Tabelle4.A1" office:value-type="string">
            <text:p text:style-name="P7"/>
            <text:p text:style-name="P8">MMag. Dr. Stefan Hampl</text:p>
            <text:p text:style-name="P8">Vizerektor für Lehre</text:p>
          </table:table-cell>
        </table:table-row>
      </table:table>
      <text:p text:style-name="P9"><text:line-break/><text:span text:style-name="T7">Gilt auch ohne Unterschrift und Stemp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9.07cm" svg:y="0.086cm" svg:width="7.126cm" svg:height="1.552cm" draw:z-index="0"><draw:image xlink:href="Pictures/100002010000099F000002190F5A9A45.pn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1</meta:editing-cycles>
    <meta:print-date>2010-06-07T12:32:00</meta:print-date>
    <meta:creation-date>2014-02-13T15:42:00</meta:creation-date>
    <dc:date>2016-10-13T00:04:30.723539545</dc:date>
    <meta:editing-duration>PT5M29S</meta:editing-duration>
    <meta:generator>LibreOffice/4.3.3.2$Linux_X86_64 LibreOffice_project/430m0$Build-2</meta:generator>
    <dc:creator>raab </dc:creator>
    <meta:document-statistic meta:table-count="4" meta:image-count="1" meta:object-count="0" meta:page-count="1" meta:paragraph-count="47" meta:word-count="85" meta:character-count="785" meta:non-whitespace-character-count="746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